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289057999945">
            <text:p>27,43</text:p>
          </table:table-cell>
          <table:table-cell office:value-type="float" office:value="20">
            <text:p>20,00</text:p>
          </table:table-cell>
          <table:table-cell office:value-type="float" office:value="16.5625">
            <text:p>16,56</text:p>
          </table:table-cell>
          <table:table-cell office:value-type="float" office:value="10.1562366232251">
            <text:p>10,16</text:p>
          </table:table-cell>
          <table:table-cell office:value-type="float" office:value="9.29979317015132">
            <text:p>9,30</text:p>
          </table:table-cell>
          <table:table-cell office:value-type="float" office:value="200">
            <text:p>200</text:p>
          </table:table-cell>
          <table:table-cell office:value-type="float" office:value="27.3783412984026">
            <text:p>27,38</text:p>
          </table:table-cell>
          <table:table-cell office:value-type="float" office:value="20">
            <text:p>20,00</text:p>
          </table:table-cell>
          <table:table-cell office:value-type="float" office:value="17.3125">
            <text:p>17,31</text:p>
          </table:table-cell>
          <table:table-cell office:value-type="float" office:value="10.8591106710599">
            <text:p>10,86</text:p>
          </table:table-cell>
          <table:table-cell office:value-type="float" office:value="8.67540247995899">
            <text:p>8,68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1.6794161900282">
            <text:p>81,68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17.8333333333333">
            <text:p>17,83</text:p>
          </table:table-cell>
          <table:table-cell table:formula="of:=AVERAGE([.F6];[.L6];[.R6])" office:value-type="float" office:value="28.4376363105883">
            <text:p>28,44</text:p>
          </table:table-cell>
          <table:table-cell table:formula="of:=AVERAGE([.G6];[.M6];[.S6])" office:value-type="float" office:value="13.613602329838">
            <text:p>13,61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7614233889047">
            <text:p>40,76</text:p>
          </table:table-cell>
          <table:table-cell office:value-type="float" office:value="20">
            <text:p>20,00</text:p>
          </table:table-cell>
          <table:table-cell office:value-type="float" office:value="22.9375">
            <text:p>22,94</text:p>
          </table:table-cell>
          <table:table-cell office:value-type="float" office:value="16.0553508839515">
            <text:p>16,06</text:p>
          </table:table-cell>
          <table:table-cell office:value-type="float" office:value="14.4070687304808">
            <text:p>14,41</text:p>
          </table:table-cell>
          <table:table-cell office:value-type="float" office:value="300">
            <text:p>300</text:p>
          </table:table-cell>
          <table:table-cell office:value-type="float" office:value="39.3189377479277">
            <text:p>39,32</text:p>
          </table:table-cell>
          <table:table-cell office:value-type="float" office:value="21">
            <text:p>21,00</text:p>
          </table:table-cell>
          <table:table-cell office:value-type="float" office:value="24.125">
            <text:p>24,13</text:p>
          </table:table-cell>
          <table:table-cell office:value-type="float" office:value="17.1265677303487">
            <text:p>17,13</text:p>
          </table:table-cell>
          <table:table-cell office:value-type="float" office:value="14.4609836303442">
            <text:p>14,46</text:p>
          </table:table-cell>
          <table:table-cell office:value-type="float" office:value="300">
            <text:p>300</text:p>
          </table:table-cell>
          <table:table-cell office:value-type="float" office:value="39.5984424612632">
            <text:p>39,60</text:p>
          </table:table-cell>
          <table:table-cell office:value-type="float" office:value="20">
            <text:p>20,00</text:p>
          </table:table-cell>
          <table:table-cell office:value-type="float" office:value="24.1875">
            <text:p>24,19</text:p>
          </table:table-cell>
          <table:table-cell office:value-type="float" office:value="15.736646968879">
            <text:p>15,74</text:p>
          </table:table-cell>
          <table:table-cell office:value-type="float" office:value="14.2141373186277">
            <text:p>14,21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678803598096">
            <text:p>119,68</text:p>
          </table:table-cell>
          <table:table-cell table:formula="of:=AVERAGE([.D7];[.J7];[.P7])" office:value-type="float" office:value="20.3333333333333">
            <text:p>20,33</text:p>
          </table:table-cell>
          <table:table-cell table:formula="of:=AVERAGE([.E7];[.K7];[.Q7])" office:value-type="float" office:value="23.75">
            <text:p>23,75</text:p>
          </table:table-cell>
          <table:table-cell table:formula="of:=AVERAGE([.G7];[.L7];[.R7])" office:value-type="float" office:value="15.7567611432362">
            <text:p>15,76</text:p>
          </table:table-cell>
          <table:table-cell table:formula="of:=AVERAGE([.G7];[.M7];[.S7])" office:value-type="float" office:value="14.3607298931509">
            <text:p>14,3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,00</text:p>
          </table:table-cell>
          <table:table-cell office:value-type="float" office:value="27">
            <text:p>27,00</text:p>
          </table:table-cell>
          <table:table-cell office:value-type="float" office:value="29.375">
            <text:p>29,38</text:p>
          </table:table-cell>
          <table:table-cell office:value-type="float" office:value="27.1365098540684">
            <text:p>27,14</text:p>
          </table:table-cell>
          <table:table-cell office:value-type="float" office:value="22.4346730643744">
            <text:p>22,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,22</text:p>
          </table:table-cell>
          <table:table-cell office:value-type="float" office:value="28">
            <text:p>28,00</text:p>
          </table:table-cell>
          <table:table-cell office:value-type="float" office:value="31.125">
            <text:p>31,13</text:p>
          </table:table-cell>
          <table:table-cell office:value-type="float" office:value="28.0789403776138">
            <text:p>28,08</text:p>
          </table:table-cell>
          <table:table-cell office:value-type="float" office:value="23.2196365067127">
            <text:p>23,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,09</text:p>
          </table:table-cell>
          <table:table-cell office:value-type="float" office:value="28">
            <text:p>28,00</text:p>
          </table:table-cell>
          <table:table-cell office:value-type="float" office:value="30.5625">
            <text:p>30,56</text:p>
          </table:table-cell>
          <table:table-cell office:value-type="float" office:value="27.0367242047853">
            <text:p>27,04</text:p>
          </table:table-cell>
          <table:table-cell office:value-type="float" office:value="23.4346408247647">
            <text:p>23,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,31</text:p>
          </table:table-cell>
          <table:table-cell table:formula="of:=AVERAGE([.D8];[.J8];[.P8])" office:value-type="float" office:value="27.6666666666667">
            <text:p>27,67</text:p>
          </table:table-cell>
          <table:table-cell table:formula="of:=AVERAGE([.E8];[.K8];[.Q8])" office:value-type="float" office:value="30.3541666666667">
            <text:p>30,35</text:p>
          </table:table-cell>
          <table:table-cell table:formula="of:=AVERAGE([.F8];[.L8];[.R8])" office:value-type="float" office:value="27.4173914788225">
            <text:p>27,42</text:p>
          </table:table-cell>
          <table:table-cell table:formula="of:=AVERAGE([.G8];[.M8];[.S8])" office:value-type="float" office:value="23.0296501319506">
            <text:p>23,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0.7376923876591">
            <text:p>70,74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19.547711159447">
            <text:p>119,55</text:p>
          </table:table-cell>
          <table:table-cell office:value-type="float" office:value="19">
            <text:p>19,00</text:p>
          </table:table-cell>
          <table:table-cell office:value-type="float" office:value="29">
            <text:p>29,00</text:p>
          </table:table-cell>
          <table:table-cell office:value-type="float" office:value="21.7751240237427">
            <text:p>21,78</text:p>
          </table:table-cell>
          <table:table-cell office:value-type="float" office:value="25.8990782363191">
            <text:p>25,90</text:p>
          </table:table-cell>
          <table:table-cell table:style-name="Default" office:value-type="float" office:value="1000">
            <text:p>1000</text:p>
          </table:table-cell>
          <table:table-cell office:value-type="float" office:value="125.751891518035">
            <text:p>125,75</text:p>
          </table:table-cell>
          <table:table-cell office:value-type="float" office:value="20">
            <text:p>20,00</text:p>
          </table:table-cell>
          <table:table-cell office:value-type="float" office:value="30">
            <text:p>30,00</text:p>
          </table:table-cell>
          <table:table-cell office:value-type="float" office:value="22.2813465458077">
            <text:p>22,28</text:p>
          </table:table-cell>
          <table:table-cell office:value-type="float" office:value="25.3564411548098">
            <text:p>25,36</text:p>
          </table:table-cell>
          <table:table-cell table:style-name="Default" office:value-type="float" office:value="600">
            <text:p>600</text:p>
          </table:table-cell>
          <table:table-cell office:value-type="float" office:value="76.1084616048667">
            <text:p>76,11</text:p>
          </table:table-cell>
          <table:table-cell office:value-type="float" office:value="20">
            <text:p>20,00</text:p>
          </table:table-cell>
          <table:table-cell office:value-type="float" office:value="29.625">
            <text:p>29,63</text:p>
          </table:table-cell>
          <table:table-cell office:value-type="float" office:value="21.9953278172873">
            <text:p>22,00</text:p>
          </table:table-cell>
          <table:table-cell office:value-type="float" office:value="26.3218049147947">
            <text:p>26,32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1.408064282349">
            <text:p>321,41</text:p>
          </table:table-cell>
          <table:table-cell table:formula="of:=AVERAGE([.D18];[.J18];[.P18])" office:value-type="float" office:value="19.6666666666667">
            <text:p>19,67</text:p>
          </table:table-cell>
          <table:table-cell table:formula="of:=AVERAGE([.E18];[.K18];[.Q18])" office:value-type="float" office:value="29.5416666666667">
            <text:p>29,54</text:p>
          </table:table-cell>
          <table:table-cell table:formula="of:=AVERAGE([.F18];[.L18];[.R18])" office:value-type="float" office:value="22.0172661289459">
            <text:p>22,02</text:p>
          </table:table-cell>
          <table:table-cell table:formula="of:=AVERAGE([.G18];[.M18];[.S18])" office:value-type="float" office:value="25.8591081019745">
            <text:p>25,86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0.21247855652">
            <text:p>140,21</text:p>
          </table:table-cell>
          <table:table-cell office:value-type="float" office:value="22">
            <text:p>22,00</text:p>
          </table:table-cell>
          <table:table-cell office:value-type="float" office:value="34.875">
            <text:p>34,88</text:p>
          </table:table-cell>
          <table:table-cell office:value-type="float" office:value="24.5308574481304">
            <text:p>24,53</text:p>
          </table:table-cell>
          <table:table-cell office:value-type="float" office:value="27.261718493428">
            <text:p>27,26</text:p>
          </table:table-cell>
          <table:table-cell office:value-type="float" office:value="1100">
            <text:p>1100</text:p>
          </table:table-cell>
          <table:table-cell office:value-type="float" office:value="134.663646936402">
            <text:p>134,66</text:p>
          </table:table-cell>
          <table:table-cell office:value-type="float" office:value="23">
            <text:p>23,00</text:p>
          </table:table-cell>
          <table:table-cell office:value-type="float" office:value="35.875">
            <text:p>35,88</text:p>
          </table:table-cell>
          <table:table-cell office:value-type="float" office:value="25.5248907293215">
            <text:p>25,52</text:p>
          </table:table-cell>
          <table:table-cell office:value-type="float" office:value="26.9584977792016">
            <text:p>26,96</text:p>
          </table:table-cell>
          <table:table-cell office:value-type="float" office:value="700">
            <text:p>700</text:p>
          </table:table-cell>
          <table:table-cell office:value-type="float" office:value="89.12246204338">
            <text:p>89,12</text:p>
          </table:table-cell>
          <table:table-cell office:value-type="float" office:value="23">
            <text:p>23,00</text:p>
          </table:table-cell>
          <table:table-cell office:value-type="float" office:value="35.125">
            <text:p>35,13</text:p>
          </table:table-cell>
          <table:table-cell office:value-type="float" office:value="24.8896124262631">
            <text:p>24,89</text:p>
          </table:table-cell>
          <table:table-cell office:value-type="float" office:value="26.9375341187795">
            <text:p>26,94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63.998587536302">
            <text:p>364,00</text:p>
          </table:table-cell>
          <table:table-cell table:formula="of:=AVERAGE([.D19];[.J19];[.P19])" office:value-type="float" office:value="22.6666666666667">
            <text:p>22,67</text:p>
          </table:table-cell>
          <table:table-cell table:formula="of:=AVERAGE([.E19];[.K19];[.Q19])" office:value-type="float" office:value="35.2916666666667">
            <text:p>35,29</text:p>
          </table:table-cell>
          <table:table-cell table:formula="of:=AVERAGE([.F19];[.L19];[.R19])" office:value-type="float" office:value="24.981786867905">
            <text:p>24,98</text:p>
          </table:table-cell>
          <table:table-cell table:formula="of:=AVERAGE([.G19];[.M19];[.S19])" office:value-type="float" office:value="27.052583463803">
            <text:p>27,05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50.861956071932">
            <text:p>150,86</text:p>
          </table:table-cell>
          <table:table-cell office:value-type="float" office:value="56">
            <text:p>56,00</text:p>
          </table:table-cell>
          <table:table-cell office:value-type="float" office:value="67.75">
            <text:p>67,75</text:p>
          </table:table-cell>
          <table:table-cell office:value-type="float" office:value="199.353671255697">
            <text:p>199,35</text:p>
          </table:table-cell>
          <table:table-cell office:value-type="float" office:value="141.500709330223">
            <text:p>141,50</text:p>
          </table:table-cell>
          <table:table-cell table:style-name="Default" office:value-type="float" office:value="1200">
            <text:p>1200</text:p>
          </table:table-cell>
          <table:table-cell office:value-type="float" office:value="150.014324284437">
            <text:p>150,01</text:p>
          </table:table-cell>
          <table:table-cell office:value-type="float" office:value="60">
            <text:p>60,00</text:p>
          </table:table-cell>
          <table:table-cell office:value-type="float" office:value="70.25">
            <text:p>70,25</text:p>
          </table:table-cell>
          <table:table-cell office:value-type="float" office:value="230.983408977754">
            <text:p>230,98</text:p>
          </table:table-cell>
          <table:table-cell office:value-type="float" office:value="167.011863009917">
            <text:p>167,01</text:p>
          </table:table-cell>
          <table:table-cell table:style-name="Default" office:value-type="float" office:value="800">
            <text:p>800</text:p>
          </table:table-cell>
          <table:table-cell office:value-type="float" office:value="105.139611165973">
            <text:p>105,14</text:p>
          </table:table-cell>
          <table:table-cell office:value-type="float" office:value="58">
            <text:p>58,00</text:p>
          </table:table-cell>
          <table:table-cell office:value-type="float" office:value="67.75">
            <text:p>67,75</text:p>
          </table:table-cell>
          <table:table-cell office:value-type="float" office:value="203.384605575132">
            <text:p>203,38</text:p>
          </table:table-cell>
          <table:table-cell office:value-type="float" office:value="134.386036667924">
            <text:p>134,3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406.015891522342">
            <text:p>406,02</text:p>
          </table:table-cell>
          <table:table-cell table:formula="of:=AVERAGE([.D20];[.J20];[.P20])" office:value-type="float" office:value="58">
            <text:p>58,00</text:p>
          </table:table-cell>
          <table:table-cell table:formula="of:=AVERAGE([.E20];[.K20];[.Q20])" office:value-type="float" office:value="68.5833333333333">
            <text:p>68,58</text:p>
          </table:table-cell>
          <table:table-cell table:formula="of:=AVERAGE([.F20];[.L20];[.R20])" office:value-type="float" office:value="211.240561936194">
            <text:p>211,24</text:p>
          </table:table-cell>
          <table:table-cell table:formula="of:=AVERAGE([.G20];[.M20];[.S20])" office:value-type="float" office:value="147.632869669355">
            <text:p>147,63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000">
            <text:p>1000</text:p>
          </table:table-cell>
          <table:table-cell table:number-columns-repeated="5" table:style-name="Default"/>
          <table:table-cell table:formula="of:=[.B21]+[.H21]+[.N21]" office:value-type="float" office:value="3800">
            <text:p>38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4]+[.H24]+[.N24]" office:value-type="float" office:value="300">
            <text:p>3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5]+[.H25]+[.N25]" office:value-type="float" office:value="600">
            <text:p>6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900">
            <text:p>9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100">
            <text:p>11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300">
            <text:p>13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500">
            <text:p>15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700">
            <text:p>17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2000">
            <text:p>20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4]+[.H34]+[.N34]" office:value-type="float" office:value="300">
            <text:p>3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5]+[.H35]+[.N35]" office:value-type="float" office:value="600">
            <text:p>6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900">
            <text:p>9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100">
            <text:p>11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300">
            <text:p>13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500">
            <text:p>15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700">
            <text:p>17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2000">
            <text:p>20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5T13:29:52</dc:date>
    <dc:creator>diego </dc:creator>
    <meta:editing-duration>PT2H56M2S</meta:editing-duration>
    <meta:editing-cycles>102</meta:editing-cycles>
    <meta:document-statistic meta:table-count="3" meta:cell-count="8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0">
                <text:p>0</text:p>
                <draw:g>
                  <svg:desc>resultados.U16:resultados.U20</svg:desc>
                </draw:g>
              </table:table-cell>
              <table:table-cell office:value-type="float" office:value="NaN">
                <text:p>NaN</text:p>
                <draw:g>
                  <svg:desc>resultados.V16:resultados.V20</svg:desc>
                </draw:g>
              </table:table-cell>
              <table:table-cell office:value-type="float" office:value="NaN">
                <text:p>NaN</text:p>
                <draw:g>
                  <svg:desc>resultados.W16:resultados.W20</svg:desc>
                </draw:g>
              </table:table-cell>
              <table:table-cell office:value-type="float" office:value="NaN">
                <text:p>NaN</text:p>
                <draw:g>
                  <svg:desc>resultados.X16:resultados.X20</svg:desc>
                </draw:g>
              </table:table-cell>
              <table:table-cell office:value-type="float" office:value="NaN">
                <text:p>NaN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1.408064282349">
                <text:p>321.40806428234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416666666667">
                <text:p>29.5416666666667</text:p>
              </table:table-cell>
              <table:table-cell office:value-type="float" office:value="22.0172661289459">
                <text:p>22.0172661289459</text:p>
              </table:table-cell>
              <table:table-cell office:value-type="float" office:value="25.8591081019745">
                <text:p>25.859108101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6.015891522342">
                <text:p>406.015891522342</text:p>
              </table:table-cell>
              <table:table-cell office:value-type="float" office:value="58">
                <text:p>58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211.240561936194">
                <text:p>211.240561936194</text:p>
              </table:table-cell>
              <table:table-cell office:value-type="float" office:value="147.632869669355">
                <text:p>147.632869669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